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paragraph-rsid="00067b4f"/>
    </style:style>
    <style:style style:name="P2" style:family="paragraph" style:parent-style-name="Standard">
      <style:paragraph-properties fo:text-align="end" style:justify-single-word="false"/>
      <style:text-properties officeooo:rsid="0004c493" officeooo:paragraph-rsid="0004c493"/>
    </style:style>
    <style:style style:name="P3" style:family="paragraph" style:parent-style-name="Standard">
      <style:paragraph-properties fo:text-align="center" style:justify-single-word="false"/>
      <style:text-properties officeooo:rsid="0004c493" officeooo:paragraph-rsid="0004c493"/>
    </style:style>
    <style:style style:name="P4" style:family="paragraph" style:parent-style-name="Standard">
      <style:paragraph-properties fo:text-align="start" style:justify-single-word="false"/>
      <style:text-properties officeooo:rsid="0004c493" officeooo:paragraph-rsid="0004c493"/>
    </style:style>
    <style:style style:name="P5" style:family="paragraph" style:parent-style-name="Standard" style:master-page-name="First_20_Page">
      <style:paragraph-properties fo:text-align="end" style:justify-single-word="false" style:page-number="auto"/>
      <style:text-properties officeooo:rsid="0004c493" officeooo:paragraph-rsid="0004c493"/>
    </style:style>
    <style:style style:name="T1" style:family="text">
      <style:text-properties officeooo:rsid="00067b4f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ucky Frost</text:p>
      <text:p text:style-name="P2">CS 471</text:p>
      <text:p text:style-name="P2">Assignment 02</text:p>
      <text:p text:style-name="P2"><text:date style:data-style-name="N84" text:date-value="2014-10-02T13:03:18.078000289">2014-10-02</text:date></text:p>
      <text:p text:style-name="Title">User Story 0x00</text:p>
      <text:p text:style-name="P1">User Story 0x0<text:span text:style-name="T1">1</text:span></text:p>
      <text:p text:style-name="P1">User Story 0x0<text:span text:style-name="T1">2</text:span></text:p>
      <text:p text:style-name="P1">User Story 0x0<text:span text:style-name="T1">3</text:span></text:p>
      <text:p text:style-name="P1">User Story 0x0<text:span text:style-name="T1">4</text:span>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12:59:27.926000000</meta:creation-date>
    <dc:date>2014-10-02T13:03:18.048000000</dc:date>
    <meta:editing-duration>PT1M4S</meta:editing-duration>
    <meta:editing-cycles>3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9" meta:word-count="22" meta:character-count="115" meta:non-whitespace-character-count="102"/>
  </office:meta>
</office:document-meta>
</file>